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Effort</text:p>
          </table:table-cell>
          <table:table-cell table:style-name="ce13" office:value-type="string" calcext:value-type="string">
            <text:p>Where</text:p>
          </table:table-cell>
          <table:table-cell table:style-name="ce13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Rmd to export analyses with shinyMet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Select data functions → based </text:span>on values of a thir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as summary: better way to show cod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mera activity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ies summary: create function (species, seen on x cameras, RAI, n pics)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plot_species_bars to allow to plot non-animals too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species bars : add code to take into account non-species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4-26T08:38:10.895538462</dc:date>
    <meta:editing-duration>PT8H33M22S</meta:editing-duration>
    <meta:editing-cycles>23</meta:editing-cycles>
    <meta:generator>LibreOffice/7.5.2.2$Linux_X86_64 LibreOffice_project/50$Build-2</meta:generator>
    <meta:document-statistic meta:table-count="1" meta:cell-count="302" meta:object-count="0"/>
  </office:meta>
</office:document-meta>
</file>